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M Modern LaTeX Typewriter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1cm" fo:min-width="22.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gr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936cm" fo:min-width="7.58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655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5cm" fo:min-width="0cm"/>
    </style:style>
    <style:style style:name="gr8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836cm" fo:min-width="7.4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44cm" fo:min-width="0cm"/>
    </style:style>
    <style:style style:name="gr10" style:family="graphic" style:parent-style-name="objectwithoutfill">
      <style:graphic-properties draw:fill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28cm" fo:min-width="0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6.1cm" fo:min-width="48.121cm"/>
    </style:style>
    <style:style style:name="gr1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5.271cm" fo:min-width="6.137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3.4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66cc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style:font-name="Arial Black" fo:font-size="40pt" style:font-size-asian="40pt" style:font-size-complex="40pt"/>
    </style:style>
    <style:style style:name="P11" style:family="paragraph">
      <loext:graphic-properties draw:fill="none" draw:fill-color="#ffffff"/>
      <style:text-properties style:font-name="Arial Black" fo:font-size="40pt" style:font-size-asian="40pt" style:font-size-complex="40pt"/>
    </style:style>
    <style:style style:name="T1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 Black" fo:font-size="40pt" style:font-size-asian="40pt" style:font-size-complex="40pt"/>
    </style:style>
    <style:style style:name="T7" style:family="text">
      <style:text-properties style:font-name="CM Modern LaTeX Typewri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9.0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2.54cm" svg:x="11.787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9.515cm" svg:y="4.61cm">
          <draw:text-box>
            <text:p text:style-name="P3"><text:span text:style-name="T1">eth1</text:span></text:p>
            <text:p text:style-name="P3"><text:span text:style-name="T2">192.168.1.1</text:span></text:p>
          </draw:text-box>
        </draw:frame>
        <draw:custom-shape draw:style-name="gr4" draw:text-style-name="P2" xml:id="id2" draw:id="id2" draw:layer="layout" svg:width="11.43cm" svg:height="10.16cm" svg:x="1.99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223cm" svg:height="1.394cm" svg:x="3.265cm" svg:y="13.546cm">
          <draw:text-box>
            <text:p><text:span text:style-name="T3">192.168.0.0/16</text:span></text:p>
          </draw:text-box>
        </draw:frame>
        <draw:custom-shape draw:style-name="gr2" draw:text-style-name="P2" xml:id="id3" draw:id="id3" draw:layer="layout" svg:width="2.54cm" svg:height="2.54cm" svg:x="19.295cm" svg:y="7.3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7.316cm" svg:y="4.611cm">
          <draw:text-box>
            <text:p text:style-name="P3"><text:span text:style-name="T1">eth2</text:span></text:p>
            <text:p text:style-name="P3"><text:span text:style-name="T2">172.16.0.1</text:span></text:p>
          </draw:text-box>
        </draw:frame>
        <draw:custom-shape draw:style-name="gr2" draw:text-style-name="P2" xml:id="id5" draw:id="id5" draw:layer="layout" svg:width="2.54cm" svg:height="2.54cm" svg:x="26.821cm" svg:y="7.3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48cm" svg:height="2.74cm" svg:x="25.417cm" svg:y="4.612cm">
          <draw:text-box>
            <text:p text:style-name="P3"><text:span text:style-name="T1">eth3</text:span></text:p>
            <text:p text:style-name="P3"><text:span text:style-name="T2">10.0.0.1</text:span></text:p>
          </draw:text-box>
        </draw:frame>
        <draw:custom-shape draw:style-name="gr6" draw:text-style-name="P6" draw:layer="layout" svg:width="1.905cm" svg:height="1.905cm" svg:x="6.69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4.735cm" svg:y="18.08cm">
          <draw:text-box>
            <text:p text:style-name="P3"><text:span text:style-name="T4">server1</text:span></text:p>
            <text:p text:style-name="P3"><text:span text:style-name="T5">192.168.1.2</text:span></text:p>
          </draw:text-box>
        </draw:frame>
        <draw:custom-shape draw:style-name="gr8" draw:text-style-name="P2" xml:id="id4" draw:id="id4" draw:layer="layout" svg:width="11.43cm" svg:height="10.16cm" svg:x="14.88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6.153cm" svg:y="13.546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19.578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7.623cm" svg:y="18.08cm">
          <draw:text-box>
            <text:p text:style-name="P3"><text:span text:style-name="T4">server2</text:span></text:p>
            <text:p text:style-name="P3"><text:span text:style-name="T5">172.16.0.2</text:span></text:p>
          </draw:text-box>
        </draw:frame>
        <draw:custom-shape draw:style-name="gr8" draw:text-style-name="P2" xml:id="id6" draw:id="id6" draw:layer="layout" svg:width="11.43cm" svg:height="10.16cm" svg:x="28.39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9.502cm" svg:y="12.576cm">
          <draw:text-box>
            <text:p text:style-name="P3"><text:span text:style-name="T3">10.0.0.0/8</text:span></text:p>
          </draw:text-box>
        </draw:frame>
        <draw:custom-shape draw:style-name="gr6" draw:text-style-name="P6" draw:layer="layout" svg:width="1.905cm" svg:height="1.905cm" svg:x="30.991cm" svg:y="14.5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29.036cm" svg:y="16.58cm">
          <draw:text-box>
            <text:p text:style-name="P3"><text:span text:style-name="T4">client1</text:span></text:p>
            <text:p text:style-name="P3"><text:span text:style-name="T5">10.0.100.1</text:span></text:p>
          </draw:text-box>
        </draw:frame>
        <draw:custom-shape draw:style-name="gr6" draw:text-style-name="P6" draw:layer="layout" svg:width="1.905cm" svg:height="1.905cm" svg:x="34.965cm" svg:y="16.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33.01cm" svg:y="18.315cm">
          <draw:text-box>
            <text:p text:style-name="P3"><text:span text:style-name="T4">client2</text:span></text:p>
            <text:p text:style-name="P3"><text:span text:style-name="T5">10.0.100.2</text:span></text:p>
          </draw:text-box>
        </draw:frame>
        <draw:connector draw:style-name="gr10" draw:text-style-name="P9" draw:layer="layout" draw:type="line" svg:x1="13.057cm" svg:y1="9.89cm" svg:x2="7.71cm" svg:y2="11.795cm" draw:start-shape="id1" draw:start-glue-point="2" draw:end-shape="id2" svg:d="M13057 9890l-5347 1905" svg:viewBox="0 0 5348 1906">
          <text:p/>
        </draw:connector>
        <draw:connector draw:style-name="gr10" draw:text-style-name="P9" draw:layer="layout" draw:type="line" svg:x1="20.565cm" svg:y1="9.891cm" svg:x2="20.598cm" svg:y2="11.795cm" draw:start-shape="id3" draw:start-glue-point="2" draw:end-shape="id4" draw:end-glue-point="4" svg:d="M20565 9891l33 1904" svg:viewBox="0 0 34 1905">
          <text:p/>
        </draw:connector>
        <draw:connector draw:style-name="gr10" draw:text-style-name="P9" draw:layer="layout" draw:type="line" svg:x1="28.091cm" svg:y1="9.892cm" svg:x2="34.111cm" svg:y2="11.795cm" draw:start-shape="id5" draw:start-glue-point="2" draw:end-shape="id6" draw:end-glue-point="4" svg:d="M28091 9892l6020 1903" svg:viewBox="0 0 6021 190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-6.956cm" svg:y="30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2.54cm" svg:x="-4.179cm" svg:y="34.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-6.451cm" svg:y="31.28cm">
          <draw:text-box>
            <text:p text:style-name="P3"><text:span text:style-name="T1">eth1</text:span></text:p>
            <text:p text:style-name="P3"><text:span text:style-name="T2">10.0.10</text:span><text:span text:style-name="T2">0.1</text:span></text:p>
          </draw:text-box>
        </draw:frame>
        <draw:custom-shape draw:style-name="gr8" draw:text-style-name="P2" xml:id="id8" draw:id="id8" draw:layer="layout" svg:width="11.43cm" svg:height="10.16cm" svg:x="-13.971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-12.867cm" svg:y="40.216cm">
          <draw:text-box>
            <text:p text:style-name="P3"><text:span text:style-name="T3">10</text:span><text:span text:style-name="T3">.0</text:span><text:span text:style-name="T3">.1</text:span><text:span text:style-name="T3">00</text:span><text:span text:style-name="T3">.0</text:span><text:span text:style-name="T3">/2</text:span><text:span text:style-name="T3">4</text:span></text:p>
          </draw:text-box>
        </draw:frame>
        <draw:custom-shape draw:style-name="gr2" draw:text-style-name="P2" xml:id="id9" draw:id="id9" draw:layer="layout" svg:width="2.54cm" svg:height="2.54cm" svg:x="3.329cm" svg:y="34.02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.35cm" svg:y="31.281cm">
          <draw:text-box>
            <text:p text:style-name="P3"><text:span text:style-name="T1">eth2</text:span></text:p>
            <text:p text:style-name="P3"><text:span text:style-name="T2">10.0.101.1</text:span></text:p>
          </draw:text-box>
        </draw:frame>
        <draw:custom-shape draw:style-name="gr2" draw:text-style-name="P2" xml:id="id11" draw:id="id11" draw:layer="layout" svg:width="2.54cm" svg:height="2.54cm" svg:x="10.855cm" svg:y="34.02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8.255cm" svg:height="3.706cm" svg:x="7.985cm" svg:y="31.282cm">
          <draw:text-box>
            <text:p text:style-name="P3"><text:span text:style-name="T1">eth3</text:span></text:p>
            <text:p text:style-name="P3"><text:span text:style-name="T2">192.168.1.10</text:span></text:p>
          </draw:text-box>
        </draw:frame>
        <draw:custom-shape draw:style-name="gr6" draw:text-style-name="P6" draw:layer="layout" svg:width="1.905cm" svg:height="1.905cm" svg:x="-9.208cm" svg:y="42.7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-11.831cm" svg:y="44.314cm">
          <draw:text-box>
            <text:p text:style-name="P3"><text:span text:style-name="T4">client100</text:span></text:p>
            <text:p text:style-name="P3"><text:span text:style-name="T5">192.168.1.4</text:span><text:span text:style-name="T5">2</text:span></text:p>
          </draw:text-box>
        </draw:frame>
        <draw:custom-shape draw:style-name="gr8" draw:text-style-name="P2" xml:id="id10" draw:id="id10" draw:layer="layout" svg:width="11.43cm" svg:height="10.16cm" svg:x="-1.08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0.021cm" svg:y="40.216cm">
          <draw:text-box>
            <text:p text:style-name="P3"><text:span text:style-name="T3">172.16.0.0</text:span><text:span text:style-name="T3">/20</text:span></text:p>
          </draw:text-box>
        </draw:frame>
        <draw:custom-shape draw:style-name="gr6" draw:text-style-name="P6" draw:layer="layout" svg:width="1.905cm" svg:height="1.905cm" svg:x="3.68cm" svg:y="42.7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.725cm" svg:y="44.75cm">
          <draw:text-box>
            <text:p text:style-name="P3"><text:span text:style-name="T4">clie</text:span><text:span text:style-name="T4">nt10</text:span><text:span text:style-name="T4">2</text:span></text:p>
            <text:p text:style-name="P3"><text:span text:style-name="T5">172.</text:span><text:span text:style-name="T5">16.0</text:span><text:span text:style-name="T5">.42</text:span></text:p>
          </draw:text-box>
        </draw:frame>
        <draw:custom-shape draw:style-name="gr8" draw:text-style-name="P2" xml:id="id12" draw:id="id12" draw:layer="layout" svg:width="11.43cm" svg:height="10.16cm" svg:x="12.4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3.534cm" svg:y="40.346cm">
          <draw:text-box>
            <text:p text:style-name="P3"><text:span text:style-name="T3">192.168.1.</text:span><text:span text:style-name="T3">0/24</text:span></text:p>
          </draw:text-box>
        </draw:frame>
        <draw:connector draw:style-name="gr10" draw:text-style-name="P9" draw:layer="layout" draw:type="line" svg:x1="-2.909cm" svg:y1="36.56cm" svg:x2="-8.256cm" svg:y2="38.465cm" draw:start-shape="id7" draw:start-glue-point="2" draw:end-shape="id8" svg:d="M-2909 36560l-5347 1905" svg:viewBox="0 0 5348 1906">
          <text:p/>
        </draw:connector>
        <draw:connector draw:style-name="gr10" draw:text-style-name="P9" draw:layer="layout" draw:type="line" svg:x1="4.599cm" svg:y1="36.561cm" svg:x2="4.632cm" svg:y2="38.465cm" draw:start-shape="id9" draw:start-glue-point="2" draw:end-shape="id10" draw:end-glue-point="4" svg:d="M4599 36561l33 1904" svg:viewBox="0 0 34 1905">
          <text:p/>
        </draw:connector>
        <draw:connector draw:style-name="gr10" draw:text-style-name="P9" draw:layer="layout" draw:type="line" svg:x1="12.125cm" svg:y1="36.562cm" svg:x2="14.103cm" svg:y2="39.952cm" draw:start-shape="id11" draw:start-glue-point="2" draw:end-shape="id12" draw:end-glue-point="5" svg:d="M12125 36562l1978 3390" svg:viewBox="0 0 1979 3391">
          <text:p/>
        </draw:connector>
        <draw:custom-shape draw:style-name="gr13" draw:text-style-name="P1" draw:layer="layout" svg:width="48.621cm" svg:height="6.35cm" svg:x="15.244cm" svg:y="13.3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4cm" svg:height="2.54cm" svg:x="18.021cm" svg:y="16.5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15.749cm" svg:y="13.806cm">
          <draw:text-box>
            <text:p text:style-name="P3"><text:span text:style-name="T1">e</text:span><text:span text:style-name="T1">t</text:span><text:span text:style-name="T1">h</text:span><text:span text:style-name="T1">1</text:span></text:p>
            <text:p text:style-name="P3"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1</text:span><text:span text:style-name="T2">.</text:span><text:span text:style-name="T2">1</text:span></text:p>
          </draw:text-box>
        </draw:frame>
        <draw:custom-shape draw:style-name="gr2" draw:text-style-name="P2" xml:id="id14" draw:id="id14" draw:layer="layout" svg:width="2.54cm" svg:height="2.54cm" svg:x="26.662cm" svg:y="16.54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24.285cm" svg:y="13.807cm">
          <draw:text-box>
            <text:p text:style-name="P3"><text:span text:style-name="T1">e</text:span><text:span text:style-name="T1">t</text:span><text:span text:style-name="T1">h</text:span><text:span text:style-name="T1">2</text:span></text:p>
            <text:p text:style-name="P3"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2</text:span><text:span text:style-name="T2">.</text:span><text:span text:style-name="T2">1</text:span></text:p>
          </draw:text-box>
        </draw:frame>
        <draw:frame draw:style-name="gr12" draw:text-style-name="P7" draw:layer="layout" svg:width="6.786cm" svg:height="2.978cm" svg:x="14.752cm" svg:y="44.34cm">
          <draw:text-box>
            <text:p text:style-name="P3"><text:span text:style-name="T4">client1</text:span></text:p>
            <text:p text:style-name="P3"><text:span text:style-name="T5">192.168.1.42</text:span></text:p>
          </draw:text-box>
        </draw:frame>
        <draw:custom-shape draw:style-name="gr14" draw:text-style-name="P2" xml:id="id15" draw:id="id15" draw:layer="layout" svg:width="9.525cm" svg:height="7.949cm" svg:x="23.17cm" svg:y="2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3.321cm" svg:y="22.742cm">
          <draw:text-box>
            <text:p text:style-name="P3"><text:span text:style-name="T3">192.168.2.0/</text:span><text:span text:style-name="T3">24</text:span></text:p>
          </draw:text-box>
        </draw:frame>
        <draw:custom-shape draw:style-name="gr6" draw:text-style-name="P6" draw:layer="layout" svg:width="1.905cm" svg:height="1.905cm" svg:x="26.98cm" svg:y="24.57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24.438cm" svg:y="26.14cm">
          <draw:text-box>
            <text:p text:style-name="P3"><text:span text:style-name="T4">client2</text:span></text:p>
            <text:p text:style-name="P3"><text:span text:style-name="T5">192.168.2.</text:span><text:span text:style-name="T5">42</text:span></text:p>
          </draw:text-box>
        </draw:frame>
        <draw:connector draw:style-name="gr10" draw:text-style-name="P9" draw:layer="layout" draw:type="line" svg:x1="19.291cm" svg:y1="19.086cm" svg:x2="18.145cm" svg:y2="38.465cm" draw:start-shape="id13" draw:start-glue-point="2" draw:end-shape="id12" draw:end-glue-point="4" svg:d="M19291 19086l-1146 19379" svg:viewBox="0 0 1147 19380">
          <text:p/>
        </draw:connector>
        <draw:connector draw:style-name="gr10" draw:text-style-name="P9" draw:layer="layout" draw:type="line" svg:x1="27.932cm" svg:y1="19.087cm" svg:x2="27.933cm" svg:y2="20.991cm" draw:start-shape="id14" draw:start-glue-point="2" draw:end-shape="id15" draw:end-glue-point="4" svg:d="M27932 19087l1 1904" svg:viewBox="0 0 2 1905">
          <text:p/>
        </draw:connector>
        <draw:custom-shape draw:style-name="gr6" draw:text-style-name="P6" draw:layer="layout" svg:width="1.905cm" svg:height="1.905cm" svg:x="17.193cm" svg:y="42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2.54cm" svg:height="2.54cm" svg:x="36.8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34.485cm" svg:y="13.808cm">
          <draw:text-box>
            <text:p text:style-name="P3"><text:span text:style-name="T1">eth3</text:span></text:p>
            <text:p text:style-name="P3"><text:span text:style-name="T2">192.168.3.1</text:span></text:p>
          </draw:text-box>
        </draw:frame>
        <draw:custom-shape draw:style-name="gr14" draw:text-style-name="P2" xml:id="id17" draw:id="id17" draw:layer="layout" svg:width="9.525cm" svg:height="7.949cm" svg:x="33.3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33.521cm" svg:y="22.743cm">
          <draw:text-box>
            <text:p text:style-name="P3"><text:span text:style-name="T3">192.168.</text:span><text:span text:style-name="T3">3.0/24</text:span></text:p>
          </draw:text-box>
        </draw:frame>
        <draw:custom-shape draw:style-name="gr6" draw:text-style-name="P6" draw:layer="layout" svg:width="1.905cm" svg:height="1.905cm" svg:x="37.1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34.638cm" svg:y="26.141cm">
          <draw:text-box>
            <text:p text:style-name="P3"><text:span text:style-name="T4">cli</text:span><text:span text:style-name="T4">ent</text:span><text:span text:style-name="T4">3</text:span></text:p>
            <text:p text:style-name="P3"><text:span text:style-name="T5">192</text:span><text:span text:style-name="T5">.16</text:span><text:span text:style-name="T5">8.3</text:span><text:span text:style-name="T5">.42</text:span></text:p>
          </draw:text-box>
        </draw:frame>
        <draw:connector draw:style-name="gr10" draw:text-style-name="P9" draw:layer="layout" draw:type="line" svg:x1="38.132cm" svg:y1="19.088cm" svg:x2="38.133cm" svg:y2="20.992cm" draw:start-shape="id16" draw:start-glue-point="2" draw:end-shape="id17" draw:end-glue-point="4" svg:d="M38132 19088l1 1904" svg:viewBox="0 0 2 1905">
          <text:p/>
        </draw:connector>
        <draw:custom-shape draw:style-name="gr2" draw:text-style-name="P2" xml:id="id18" draw:id="id18" draw:layer="layout" svg:width="2.54cm" svg:height="2.54cm" svg:x="47.1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44.785cm" svg:y="13.808cm">
          <draw:text-box>
            <text:p text:style-name="P3"><text:span text:style-name="T1">eth</text:span><text:span text:style-name="T1">4</text:span></text:p>
            <text:p text:style-name="P3"><text:span text:style-name="T2">192</text:span><text:span text:style-name="T2">.16</text:span><text:span text:style-name="T2">8.4</text:span><text:span text:style-name="T2">.1</text:span></text:p>
          </draw:text-box>
        </draw:frame>
        <draw:custom-shape draw:style-name="gr14" draw:text-style-name="P2" xml:id="id19" draw:id="id19" draw:layer="layout" svg:width="9.525cm" svg:height="7.949cm" svg:x="43.6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43.821cm" svg:y="22.743cm">
          <draw:text-box>
            <text:p text:style-name="P3"><text:span text:style-name="T3">192.168.4.</text:span><text:span text:style-name="T3">0/24</text:span></text:p>
          </draw:text-box>
        </draw:frame>
        <draw:custom-shape draw:style-name="gr6" draw:text-style-name="P6" draw:layer="layout" svg:width="1.905cm" svg:height="1.905cm" svg:x="47.4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44.938cm" svg:y="26.141cm">
          <draw:text-box>
            <text:p text:style-name="P3"><text:span text:style-name="T4">clie</text:span><text:span text:style-name="T4">nt4</text:span></text:p>
            <text:p text:style-name="P3"><text:span text:style-name="T5">192.</text:span><text:span text:style-name="T5">168.</text:span><text:span text:style-name="T5">4.42</text:span></text:p>
          </draw:text-box>
        </draw:frame>
        <draw:connector draw:style-name="gr10" draw:text-style-name="P9" draw:layer="layout" draw:type="line" svg:x1="48.432cm" svg:y1="19.088cm" svg:x2="48.433cm" svg:y2="20.992cm" draw:start-shape="id18" draw:start-glue-point="2" draw:end-shape="id19" draw:end-glue-point="4" svg:d="M48432 19088l1 1904" svg:viewBox="0 0 2 1905">
          <text:p/>
        </draw:connector>
        <draw:custom-shape draw:style-name="gr2" draw:text-style-name="P2" xml:id="id20" draw:id="id20" draw:layer="layout" svg:width="2.54cm" svg:height="2.54cm" svg:x="57.662cm" svg:y="16.54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295cm" svg:height="3.706cm" svg:x="55.285cm" svg:y="13.808cm">
          <draw:text-box>
            <text:p text:style-name="P3"><text:span text:style-name="T1">eth5</text:span></text:p>
            <text:p text:style-name="P3"><text:span text:style-name="T2">172.16.0.1</text:span></text:p>
          </draw:text-box>
        </draw:frame>
        <draw:custom-shape draw:style-name="gr14" draw:text-style-name="P2" xml:id="id21" draw:id="id21" draw:layer="layout" svg:width="9.525cm" svg:height="7.949cm" svg:x="54.1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54.321cm" svg:y="22.743cm">
          <draw:text-box>
            <text:p text:style-name="P3"><text:span text:style-name="T3">172.16.0.0/</text:span><text:span text:style-name="T3">20</text:span></text:p>
          </draw:text-box>
        </draw:frame>
        <draw:custom-shape draw:style-name="gr6" draw:text-style-name="P6" draw:layer="layout" svg:width="1.905cm" svg:height="1.905cm" svg:x="57.9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55.438cm" svg:y="26.141cm">
          <draw:text-box>
            <text:p text:style-name="P3"><text:span text:style-name="T4">serv</text:span><text:span text:style-name="T4">er</text:span></text:p>
            <text:p text:style-name="P3"><text:span text:style-name="T5">172.</text:span><text:span text:style-name="T5">16.0</text:span><text:span text:style-name="T5">.2</text:span></text:p>
          </draw:text-box>
        </draw:frame>
        <draw:connector draw:style-name="gr10" draw:text-style-name="P9" draw:layer="layout" draw:type="line" svg:x1="58.932cm" svg:y1="19.088cm" svg:x2="58.933cm" svg:y2="20.992cm" draw:start-shape="id20" draw:start-glue-point="2" draw:end-shape="id21" draw:end-glue-point="4" svg:d="M58932 19088l1 1904" svg:viewBox="0 0 2 1905">
          <text:p/>
        </draw:connector>
        <draw:frame draw:style-name="gr16" draw:text-style-name="P11" draw:layer="layout" svg:width="10.108cm" svg:height="2.313cm" svg:x="34.5cm" svg:y="10.525cm">
          <draw:text-box>
            <text:p text:style-name="P10"><text:span text:style-name="T6">Router 1 (</text:span><text:span text:style-name="T7">r1</text:span><text:span text:style-name="T6">)</text:span></text:p>
          </draw:text-box>
        </draw:frame>
        <draw:frame draw:style-name="gr16" draw:text-style-name="P11" draw:layer="layout" svg:width="10.108cm" svg:height="2.313cm" svg:x="-0.58cm" svg:y="28.305cm">
          <draw:text-box>
            <text:p text:style-name="P10"><text:span text:style-name="T6">Router 2 (</text:span><text:span text:style-name="T7">r2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M Modern LaTeX Typewriter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Borja Sotomayor</meta:initial-creator>
    <meta:creation-date>2009-03-16T11:34:38</meta:creation-date>
    <dc:date>2018-02-10T18:57:18.848243316</dc:date>
    <meta:printed-by>Borja Sotomayor</meta:printed-by>
    <meta:print-date>2009-03-31T15:15:10</meta:print-date>
    <meta:editing-cycles>34</meta:editing-cycles>
    <meta:editing-duration>P22DT22H42M30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